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80000017CB9F6075B3D4B00A8.png" manifest:media-type="image/png"/>
  <manifest:file-entry manifest:full-path="Pictures/1000000000000606000001EB3A5481F2CA723B68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fill="solid" draw:fill-color="#dddddd" draw:opacity="50%" fo:min-height="4.615cm" draw:shadow-opacity="50%"/>
    </style:style>
    <style:style style:name="pr2" style:family="presentation" style:parent-style-name="Impress-subtitle">
      <style:graphic-properties draw:fill="solid" draw:fill-color="#dddddd" draw:opacity="50%" fo:min-height="2.729cm" draw:shadow-opacity="50%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1" style:family="paragraph">
      <loext:graphic-properties draw:fill="solid" draw:fill-color="#dddddd" draw:opacity="50%"/>
      <style:text-properties fo:color="#000000" fo:background-color="transparent"/>
    </style:style>
    <style:style style:name="P2" style:family="paragraph">
      <style:text-properties fo:font-size="32pt"/>
    </style:style>
    <style:style style:name="P3" style:family="paragraph">
      <loext:graphic-properties draw:fill="solid" draw:fill-color="#dddddd" draw:opacity="50%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color="#000000" fo:background-color="transparent"/>
    </style:style>
    <style:style style:name="T2" style:family="text">
      <style:text-properties style:use-window-font-color="true" fo:font-size="32pt" fo:background-color="transparent"/>
    </style:style>
    <style:style style:name="T3" style:family="text">
      <style:text-properties fo:font-size="32pt" fo:background-color="#cccccc"/>
    </style:style>
    <style:style style:name="T4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<text:span text:style-name="T1">Simulering </text:span><text:span text:style-name="T1"><text:line-break/></text:span><text:span text:style-name="T1">Test och kvalitetssäkring</text:span></text:p>
          </draw:text-box>
        </draw:frame>
        <draw:frame presentation:style-name="pr2" draw:text-style-name="P3" draw:layer="layout" svg:width="23.8cm" svg:height="2.729cm" svg:x="2.2cm" svg:y="16.4cm" presentation:class="subtitle" presentation:user-transformed="true">
          <draw:text-box>
            <text:p text:style-name="P2"><text:span text:style-name="T2">Alex Markusson</text:span><text:span text:style-name="T3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2020-01-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yft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esta</text:p>
              </text:list-item>
              <text:list-item>
                <text:p>Utökad förståelse</text:p>
              </text:list-item>
              <text:list-item>
                <text:p>Ett projek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imuleringsverkty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inkerCad</text:p>
              </text:list-item>
              <text:list-item>
                <text:p>VBB(Fre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etod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klart projekt</text:p>
              </text:list-item>
              <text:list-item>
                <text:p>TinkerCad</text:p>
              </text:list-item>
              <text:list-item>
                <text:p>Projektidé</text:p>
              </text:list-item>
              <text:list-item>
                <text:p>VB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rojek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dé</text:p>
              </text:list-item>
              <text:list-item>
                <text:p>Bakgru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sulta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a xlink:href="https://www.youtube.com/watch?v=riZ7EQQUEqA" xlink:type="simple">TinkerCad</text:a></text:p>
              </text:list-item>
              <text:list-item>
                <text:p>VB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VBB</text:p>
          </draw:text-box>
        </draw:frame>
        <draw:frame draw:style-name="gr2" draw:text-style-name="P5" draw:layer="layout" svg:width="23.418cm" svg:height="7.456cm" svg:x="2.291cm" svg:y="8.362cm" presentation:class="graphic" presentation:user-transformed="true">
          <draw:image xlink:href="Pictures/1000000000000606000001EB3A5481F2CA723B68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lutsat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inkerCad</text:p>
              </text:list-item>
              <text:list-item>
                <text:p>VB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201000002580000017CB9F6075B3D4B00A8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8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8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3T10:11:24.726000000</meta:creation-date>
    <meta:editing-duration>PT7H14M20S</meta:editing-duration>
    <meta:editing-cycles>5</meta:editing-cycles>
    <meta:generator>LibreOffice/6.3.3.2$Windows_x86 LibreOffice_project/a64200df03143b798afd1ec74a12ab50359878ed</meta:generator>
    <dc:title>Impress</dc:title>
    <dc:date>2020-01-14T07:45:17.564000000</dc:date>
    <meta:document-statistic meta:object-count="66"/>
  </office:meta>
</office:document-meta>
</file>